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680c" style:font-weight-asian="bold" style:font-weight-complex="bold"/>
    </style:style>
    <style:style style:name="P3" style:family="paragraph" style:parent-style-name="Standard">
      <style:text-properties officeooo:rsid="002201a5" officeooo:paragraph-rsid="002201a5"/>
    </style:style>
    <style:style style:name="P4" style:family="paragraph" style:parent-style-name="Standard">
      <style:text-properties officeooo:rsid="00225714" officeooo:paragraph-rsid="00225714"/>
    </style:style>
    <style:style style:name="P5" style:family="paragraph" style:parent-style-name="Standard">
      <style:text-properties officeooo:rsid="00237f33" officeooo:paragraph-rsid="00237f33"/>
    </style:style>
    <style:style style:name="P6" style:family="paragraph" style:parent-style-name="Standard">
      <style:text-properties officeooo:rsid="00250eb7" officeooo:paragraph-rsid="00250eb7"/>
    </style:style>
    <style:style style:name="P7" style:family="paragraph" style:parent-style-name="Standard">
      <style:text-properties officeooo:rsid="00272d2a" officeooo:paragraph-rsid="00272d2a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 fo:font-weight="bold" officeooo:rsid="001f680c" style:font-weight-asian="bold" style:font-weight-complex="bold"/>
    </style:style>
    <style:style style:name="T3" style:family="text">
      <style:text-properties officeooo:rsid="00237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2">Compression </text:span></text:p>
      <text:p text:style-name="P1"/>
      <text:p text:style-name="P1"/>
      <text:p text:style-name="P1"/>
      <text:p text:style-name="P2"/>
      <text:p text:style-name="Standard"/>
      <text:p text:style-name="Standard">In <text:a xlink:type="simple" xlink:href="https://en.wikipedia.org/wiki/Signal_processing">signal processing</text:a>, <text:span text:style-name="T1">data compression</text:span>, <text:span text:style-name="T1">source coding</text:span>,<text:bookmark text:name="cite_ref-1"/><text:a xlink:type="simple" xlink:href="https://en.wikipedia.org/wiki/Data_compression#cite_note-1">[1]</text:a> or <text:span text:style-name="T1">bit-rate reduction</text:span> involves encoding <text:a xlink:type="simple" xlink:href="https://en.wikipedia.org/wiki/Information">information</text:a> using fewer <text:a xlink:type="simple" xlink:href="https://en.wikipedia.org/wiki/Bit">bits</text:a> than the original representation.<text:bookmark text:name="cite_ref-mahdi53_2-0"/><text:a xlink:type="simple" xlink:href="https://en.wikipedia.org/wiki/Data_compression#cite_note-mahdi53-2">[2]</text:a> Compression can be either <text:a xlink:type="simple" xlink:href="https://en.wikipedia.org/wiki/Lossy_compression">lossy</text:a> or <text:a xlink:type="simple" xlink:href="https://en.wikipedia.org/wiki/Lossless_compression">lossless</text:a>. <text:a xlink:type="simple" xlink:href="https://en.wikipedia.org/wiki/Lossless_compression">Lossless compression</text:a> reduces bits by identifying and eliminating <text:a xlink:type="simple" xlink:href="https://en.wikipedia.org/wiki/Redundancy_%28information_theory%29">statistical redundancy</text:a>. No information is lost in lossless compression. Lossy compression reduces bits by removing unnecessary or less important information.<text:bookmark text:name="cite_ref-3"/><text:a xlink:type="simple" xlink:href="https://en.wikipedia.org/wiki/Data_compression#cite_note-3">[3]</text:a> The process of reducing the size of a <text:a xlink:type="simple" xlink:href="https://en.wikipedia.org/wiki/Data_file">data file</text:a> is referred to as data compression. </text:p>
      <text:p text:style-name="Standard"/>
      <text:p text:style-name="Standard"/>
      <text:p text:style-name="Standard">The Lempel–Ziv (LZ) compression methods are among the most popular algorithms for <text:span text:style-name="T1">lossless</text:span> storage. DEFLATE is a variation on LZ optimized for decompression speed and compression ratio, but compression can be slow. DEFLATE is used in <text:span text:style-name="T1">PKZIP</text:span>, <text:span text:style-name="T1">Gzip</text:span>, and <text:span text:style-name="T1">PNG</text:span>. <text:span text:style-name="T1">LZW</text:span> (Lempel–Ziv–Welch) is used in <text:span text:style-name="T1">GIF</text:span> images.</text:p>
      <text:p text:style-name="Standard"/>
      <text:p text:style-name="Standard"/>
      <text:p text:style-name="Standard"/>
      <text:p text:style-name="Standard"/>
      <text:p text:style-name="Standard"/>
      <text:p text:style-name="P3"><text:a xlink:type="simple" xlink:href="http://www.infinitepartitions.com/art001.html">http://www.infinitepartitions.com/art001.html</text:a> ***<text:line-break/></text:p>
      <text:p text:style-name="P6"><text:a xlink:type="simple" xlink:href="http://www.gzip.org/deflate.html">http://www.gzip.org/deflate.html</text:a> **</text:p>
      <text:p text:style-name="P3"/>
      <text:p text:style-name="P4"><text:a xlink:type="simple" xlink:href="https://zoompf.com/blog/2012/02/lose-the-wait-http-compression">https://zoompf.com/blog/2012/02/lose-the-wait-http-compression</text:a> : a very nice blog on whats happening on http </text:p>
      <text:p text:style-name="P4"/>
      <text:p text:style-name="P4"/>
      <text:p text:style-name="P7"><text:a xlink:type="simple" xlink:href="https://jvns.ca/blog/2013/10/23/day-15-how-gzip-works/">https://jvns.ca/blog/2013/10/23/day-15-how-gzip-works/</text:a> nice blog about gzi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<text:span text:style-name="T3">IDEAS</text:span></text:p>
      <text:p text:style-name="P4"/>
      <text:p text:style-name="P4"/>
      <text:p text:style-name="P5">compression for distributed</text:p>
      <text:p text:style-name="P5"/>
      <text:p text:style-name="P5">compression with more efficent lz77</text:p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3:54:23.554577987</meta:creation-date>
    <dc:date>2017-09-26T19:54:39.312373306</dc:date>
    <meta:editing-duration>P1DT20M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10" meta:word-count="151" meta:character-count="1170" meta:non-whitespace-character-count="1026"/>
  </office:meta>
</office:document-meta>
</file>